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DA568FC42A8D2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53cm, 11.07cm, 5.5cm, 10.3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cm" svg:height="3.936cm" svg:x="6.588cm" svg:y="12.557cm">
          <draw:image xlink:href="Pictures/1000020100000556000003003DA568FC42A8D2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2:09:50.623299237</dc:date>
    <meta:editing-duration>PT1M5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